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MixMessage.copyFrom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iceMixMessage.getHeader( String name ,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Message.getMessag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Message.setHeader( Class &lt; T &gt; type ,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Message.setBody( Object content ,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Message.setHeader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Message.get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Message.ServiceMixMessage( org . apache . servicemix . nmr . api .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Message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Message.ServiceMixMessage( ServiceMixExchange exchange , org . apache . servicemix . nmr . api .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MixMessage.getHeader(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Message.getBody(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Message.remove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Message.get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Message.setMessageId( String messag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Message.setBody( Object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Message.setHeaders( Map &lt; String , Object &gt;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Message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Message.cop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